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FF7FBBDEB2A3191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975cm, 7.968cm, 12.806cm, 3.333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461cm" svg:height="2.528cm" svg:x="2.16cm" svg:y="10.017cm">
          <draw:image xlink:href="Pictures/100002010000055600000300FF7FBBDEB2A31913.png" xlink:type="simple" xlink:show="embed" xlink:actuate="onLoad">
            <text:p/>
          </draw:image>
        </draw:frame>
        <draw:frame draw:style-name="gr1" draw:text-style-name="P1" draw:layer="layout" svg:width="13.461cm" svg:height="2.528cm" svg:x="2.161cm" svg:y="10.017cm">
          <draw:image xlink:href="Pictures/100002010000055600000300FF7FBBDEB2A3191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28T13:34:14.479178194</dc:date>
    <meta:editing-duration>PT3H44M16S</meta:editing-duration>
    <meta:editing-cycles>1</meta:editing-cycles>
    <meta:generator>LibreOffice/6.0.7.3$Linux_X86_64 LibreOffice_project/00m0$Build-3</meta:generator>
    <meta:document-statistic meta:object-count="2"/>
  </office:meta>
</office:document-meta>
</file>